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Heading_20_2" style:master-page-name="Standard">
      <style:paragraph-properties style:page-number="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13q8vs34dsx0"/><text:span text:style-name="T1">Тестовое задание Laravel/Vue разработчик</text:span></text:p>
      <text:p text:style-name="Standard"/>
      <text:p text:style-name="Standard"><text:span text:style-name="T2">Laravel 9-11, Vue 3 (Option API), Vite или Webpack, Bootstrap</text:span></text:p>
      <text:p text:style-name="Standard"><text:span text:style-name="T2">PHP 8+</text:span></text:p>
      <text:p text:style-name="P1"/>
      <text:p text:style-name="Standard"><text:span text:style-name="T2">Имеется система настроек пользователя</text:span></text:p>
      <text:p text:style-name="P1"/>
      <text:p text:style-name="Standard"><text:span text:style-name="T2">Задача: Реализовать систему подтверждения смены конкретной настройки пользователя по коду из смс / email / telegram с возможностью выбора пользователем другого метода.</text:span></text:p>
      <text:p text:style-name="Standard"><text:span text:style-name="T2">Какие вы выделили бы слои, абстракции, таблицы? Как связали бы модели?</text:span></text:p>
      <text:p text:style-name="P1"/>
      <text:p text:style-name="Standard"><text:span text:style-name="T2">Реализуйте данную схему интеграции -&gt; ORM / прочее на уровне интерфейсов / контроллеров / используя различные паттерны проектирования.</text:span></text:p>
      <text:p text:style-name="P1"/>
      <text:p text:style-name="Standard"><text:span text:style-name="T2">Вывод значений можно сделать абстрактно, дизайн и технологии ввода/вывода на клиентской части не так важны, но будет плюсом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89" meta:character-count="639" meta:non-whitespace-character-count="558"/>
    <meta:generator>LibreOfficeDev/6.0.5.2$Linux_X86_64 LibreOffice_project/</meta:generator>
  </office:meta>
</office:document-meta>
</file>